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02334e" officeooo:paragraph-rsid="0002334e" style:font-size-asian="12.25pt" style:font-size-complex="14pt"/>
    </style:style>
    <style:style style:name="P2" style:family="paragraph" style:parent-style-name="Standard">
      <style:paragraph-properties fo:line-height="150%"/>
      <style:text-properties fo:font-size="14pt" fo:font-weight="bold" officeooo:rsid="0002334e" officeooo:paragraph-rsid="0002334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officeooo:paragraph-rsid="0002334e"/>
    </style:style>
    <style:style style:name="P4" style:family="paragraph" style:parent-style-name="Standard">
      <style:text-properties officeooo:rsid="0002621d" officeooo:paragraph-rsid="0003cd7f"/>
    </style:style>
    <style:style style:name="P5" style:family="paragraph" style:parent-style-name="Standard">
      <style:text-properties officeooo:rsid="00093e0a" officeooo:paragraph-rsid="00093e0a"/>
    </style:style>
    <style:style style:name="P6" style:family="paragraph" style:parent-style-name="Standard">
      <style:text-properties officeooo:rsid="000a9402" officeooo:paragraph-rsid="000a9402"/>
    </style:style>
    <style:style style:name="P7" style:family="paragraph" style:parent-style-name="Standard">
      <style:text-properties officeooo:rsid="000b0ad5" officeooo:paragraph-rsid="000b0ad5"/>
    </style:style>
    <style:style style:name="P8" style:family="paragraph" style:parent-style-name="Standard">
      <style:text-properties officeooo:rsid="000b0ad5" officeooo:paragraph-rsid="000c6e3c"/>
    </style:style>
    <style:style style:name="P9" style:family="paragraph" style:parent-style-name="Standard">
      <style:text-properties officeooo:rsid="000c6e3c" officeooo:paragraph-rsid="000c6e3c"/>
    </style:style>
    <style:style style:name="T1" style:family="text">
      <style:text-properties fo:font-size="14pt" fo:font-weight="bold" officeooo:rsid="0002334e" style:font-size-asian="12.25pt" style:font-weight-asian="bold" style:font-size-complex="14pt" style:font-weight-complex="bold"/>
    </style:style>
    <style:style style:name="T2" style:family="text">
      <style:text-properties fo:font-size="14pt" officeooo:rsid="0002334e" style:font-size-asian="12.25pt" style:font-size-complex="14pt"/>
    </style:style>
    <style:style style:name="T3" style:family="text">
      <style:text-properties officeooo:rsid="0003cd7f"/>
    </style:style>
    <style:style style:name="T4" style:family="text">
      <style:text-properties officeooo:rsid="000b0ad5"/>
    </style:style>
    <style:style style:name="T5" style:family="text">
      <style:text-properties officeooo:rsid="000c6e3c"/>
    </style:style>
    <style:style style:name="T6" style:family="text">
      <style:text-properties officeooo:rsid="000d1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1. Автор досвіду</text:p>
      <text:p text:style-name="P1"><text:tab/>Трубіцина Анастасія Леонідівна, вчитель інформатики Енергодарської загальноосвітньої школи І-ІІІ ступенів №2</text:p>
      <text:p text:style-name="P3"><text:span text:style-name="T2"><text:tab/></text:span><text:span text:style-name="T1">2. Базова модель досвіду.</text:span></text:p>
      <text:p text:style-name="Standard"><text:tab/>2.1. Назва теми досвіду.</text:p>
      <text:p text:style-name="Standard"><text:tab/>Організація активності учнів на уроці інформатики засобами інтерактивної презентації.</text:p>
      <text:p text:style-name="Standard"><text:tab/>2.2. Актуальність і перспективність досвіду.</text:p>
      <text:p text:style-name="P4"><text:tab/>Небайдужий вчитель завжди знаходиться у пошуку нових ідей, методів і прийомів, здатних привнести позитивні зміни до уроку. <text:span text:style-name="T3">Відвідуючи уроки колег, я побачила, що інструмент «Презентація» є чи не</text:span> найпопулярніши<text:span text:style-name="T6">м</text:span> та найулюбленіши<text:span text:style-name="T6">м</text:span> зас<text:span text:style-name="T6">обом</text:span> <text:span text:style-name="T3">подання нового матеріалу</text:span> серед вчителів. <text:span text:style-name="T3">Але і він має недоліки — перш за все тому, що не сприяє підвищенню активності учнів — зрозуміло, що лише слухати чи дивитись слайди замало! Навіть коли в класі є інтерактивна дошка, все одно вийти до дошки всі учні не можуть. Тому я поставила перед собою питання «Як зробити презентацію більш корисною і задіяти кожного учня на уроці?». Виявилося, що перетворити презентацію на інтерактивну і доступну всім учням на уроці — справа нескладна, за умови, звичайно, що кожен має на уроці компʼютер (телефон, або планшет). Оскільки мова йде про уроки інформатики, це не проблема; і я із задоволенням познайомлю вчителів інформатики з таким актуальним і перспективним засобом навчання, як інтерактивна презентація.</text:span></text:p>
      <text:p text:style-name="Standard"><text:tab/>2.3. Теоретична основа.</text:p>
      <text:p text:style-name="P5"><text:tab/>Застосування мультимедійних презентацій в процесі навчання зайняло важливе місце у нашій системі освіти. Презентація — це розповідь, яка супроводжується набором слайдів із мультимедійною начинкою, покликаних якогомога доцільніше зобразити те, про що йде мова. Мультимедійні засоби навчання використовуються за різним призначенням: служать відправною точкою для подальшої самостійної роботи учнів, демонструють доповідь, або узагальнюють вивчений матеріал. <text:s/></text:p>
      <text:p text:style-name="Standard"><text:tab/>2.4. Новизна досвіду.</text:p>
      <text:p text:style-name="Standard"/>
      <text:p text:style-name="Standard"><text:tab/>2.5. Провідна педагогічна ідея досвіду.</text:p>
      <text:p text:style-name="P6"><text:span text:style-name="T4">Реалізувати</text:span> проактивне навчання.</text:p>
      <text:p text:style-name="Standard"><text:soft-page-break/>3. Інформаційно-педагогічна модель досвіду.</text:p>
      <text:p text:style-name="P6">Формування інформаційної компетентності учнів.</text:p>
      <text:p text:style-name="Standard">3.1. Мета.</text:p>
      <text:p text:style-name="P7">Ефективна організація активності учнів на уроці інформатики</text:p>
      <text:p text:style-name="Standard">3.2. Завдання.</text:p>
      <text:p text:style-name="P8">Залучити кожного учня, <text:span text:style-name="T5">учням — отримати задоволення та позитивний досвід від процесу навчання.</text:span></text:p>
      <text:p text:style-name="Standard">3.3. Тривалість роботи над темою досвіду.</text:p>
      <text:p text:style-name="P9">1 рік</text:p>
      <text:p text:style-name="Standard">4. Технологія реалізації інноваційної розробки (досвіду) /відображення педагогічного досвіду в системі роботи/.</text:p>
      <text:p text:style-name="Standard">5. Результативність досвіду /створено, досягнуто, змінено, отримано – показати за допомогою конкретних прикладів/.</text:p>
      <text:p text:style-name="Standard">6. Рекомендації щодо впровадження досвіду в масову педагогічну практику.</text:p>
      <text:p text:style-name="Standard">7. Додатки:</text:p>
      <text:p text:style-name="Standard">- власні статті, фрагменти занять, посібники тощо;</text:p>
      <text:p text:style-name="Standard">- упровадження, розповсюдження та популяризація досвіду, його перспективність;</text:p>
      <text:p text:style-name="Standard">- посилання на веб-ресурс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3:25:31.399877979</meta:creation-date>
    <dc:date>2018-03-04T11:35:19.198728086</dc:date>
    <meta:editing-duration>PT32M41S</meta:editing-duration>
    <meta:editing-cycles>9</meta:editing-cycles>
    <meta:generator>LibreOffice/6.0.2.1$Linux_X86_64 LibreOffice_project/00m0$Build-1</meta:generator>
    <meta:document-statistic meta:table-count="0" meta:image-count="0" meta:object-count="0" meta:page-count="2" meta:paragraph-count="27" meta:word-count="341" meta:character-count="2645" meta:non-whitespace-character-count="2312"/>
  </office:meta>
</office:document-meta>
</file>